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text-properties style:font-name="Courier 10 Pitch" fo:font-size="8pt" officeooo:rsid="000cf72b" officeooo:paragraph-rsid="000cf72b" style:font-size-asian="8pt" style:font-size-complex="8pt"/>
    </style:style>
    <style:style style:name="P2" style:family="paragraph" style:parent-style-name="Contents_20_1">
      <style:text-properties officeooo:rsid="00107379" officeooo:paragraph-rsid="00107379"/>
    </style:style>
    <style:style style:name="P3" style:family="paragraph" style:parent-style-name="Text_20_body">
      <style:text-properties officeooo:rsid="0003402f" officeooo:paragraph-rsid="000c570a"/>
    </style:style>
    <style:style style:name="P4" style:family="paragraph" style:parent-style-name="Text_20_body">
      <style:text-properties officeooo:rsid="000c570a" officeooo:paragraph-rsid="000c570a"/>
    </style:style>
    <style:style style:name="P5" style:family="paragraph" style:parent-style-name="Text_20_body">
      <style:text-properties officeooo:rsid="000cbda4" officeooo:paragraph-rsid="000cbda4"/>
    </style:style>
    <style:style style:name="P6" style:family="paragraph" style:parent-style-name="Text_20_body">
      <style:text-properties fo:font-size="8pt" style:font-size-asian="8pt" style:font-size-complex="8pt"/>
    </style:style>
    <style:style style:name="P7" style:family="paragraph" style:parent-style-name="Text_20_body">
      <style:text-properties officeooo:rsid="00107379" officeooo:paragraph-rsid="00107379"/>
    </style:style>
    <style:style style:name="P8" style:family="paragraph" style:parent-style-name="Title">
      <style:text-properties officeooo:rsid="0003402f" officeooo:paragraph-rsid="000c570a"/>
    </style:style>
    <style:style style:name="P9" style:family="paragraph" style:parent-style-name="Heading_20_1">
      <style:text-properties officeooo:rsid="000c570a" officeooo:paragraph-rsid="000c570a"/>
    </style:style>
    <style:style style:name="P10" style:family="paragraph" style:parent-style-name="Heading_20_1">
      <style:text-properties officeooo:rsid="000cbda4" officeooo:paragraph-rsid="000cbda4"/>
    </style:style>
    <style:style style:name="P11" style:family="paragraph" style:parent-style-name="Heading_20_1">
      <style:text-properties officeooo:rsid="00107379" officeooo:paragraph-rsid="00107379"/>
    </style:style>
    <style:style style:name="T1" style:family="text">
      <style:text-properties officeooo:rsid="000c57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bda4" style:font-weight-asian="normal" style:font-weight-complex="normal"/>
    </style:style>
    <style:style style:name="T5" style:family="text">
      <style:text-properties officeooo:rsid="000cbda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teoFlux Core Standard: <text:span text:style-name="T1">Personalizzazione Verziano</text:span></text:p>
      <text:p text:style-name="P3"/>
      <text:p text:style-name="P3">Mauri Favaron</text:p>
      <text:p text:style-name="P3"/>
      <text:h text:style-name="P9" text:outline-level="1">Definizione</text:h>
      <text:p text:style-name="P4">Lo strato di personalizzazione di Verziano si compone di:</text:p>
      <text:p text:style-name="P5">1. Versione di <text:span text:style-name="T2">/home/standard/bin/start</text:span><text:span text:style-name="T3"> specifica per Verziano.</text:span></text:p>
      <text:p text:style-name="P4"><text:span text:style-name="T5">2</text:span>. Versione di <text:span text:style-name="T2">/home/standard/datalogger/user.py</text:span><text:span text:style-name="T3"> specifica per Verziano.</text:span></text:p>
      <text:p text:style-name="P4"><text:span text:style-name="T4">3</text:span><text:span text:style-name="T3">. Procedure di aggregazione AQG specifche per Verziano, nella directory </text:span><text:span text:style-name="T2">/home/standard/local/</text:span></text:p>
      <text:p text:style-name="P5"><text:span text:style-name="T3">Le procedure relative alle tre sezioni di cui sopra sono riportate in altrettanti capitoli.</text:span></text:p>
      <text:h text:style-name="P10" text:outline-level="1">Versione di start specifica per Verziano</text:h>
      <text:p text:style-name="P5">Il contenuto dell’eseguibile <text:span text:style-name="T6">BASH </text:span><text:span text:style-name="T7">/home/standard/bin/start</text:span><text:span text:style-name="T8"> è come di seguito riportato:</text:span></text:p>
      <text:p text:style-name="P1">#!/bin/sh</text:p>
      <text:p text:style-name="P1"/>
      <text:p text:style-name="P1"># Pre-condition: neither data acquisition nor protocol are running.</text:p>
      <text:p text:style-name="P1">rm -f /var/run/usa_acq.pid</text:p>
      <text:p text:style-name="P1"/>
      <text:p text:style-name="P1"># Set RAM disk no.0 accepting the default of 8 MByte of the 64 available (CAE-specific!)</text:p>
      <text:p text:style-name="P1">/sbin/mke2fs -q -m 0 /dev/ram0</text:p>
      <text:p text:style-name="P1">/bin/mount /dev/ram0 /mnt/ramdisk</text:p>
      <text:p text:style-name="P1">chown standard:standard /mnt/data</text:p>
      <text:p text:style-name="P1">chown standard:standard /mnt/logs</text:p>
      <text:p text:style-name="P1">chown standard:standard /mnt/ramdisk</text:p>
      <text:p text:style-name="P1"/>
      <text:p text:style-name="P1"># Start data acquisition and protocol</text:p>
      <text:p text:style-name="P1">sudo -H -u standard /home/standard/bin/<text:span text:style-name="T2">usa_usa1</text:span> /dev/ttyRS232 /home/standard/cfg/<text:span text:style-name="T2">usa_usa1.cfg</text:span></text:p>
      <text:p text:style-name="P1">sudo -H -u standard /home/standard/datalogger/main.py&amp;</text:p>
      <text:p text:style-name="P6"/>
      <text:p text:style-name="P7">In grassetto è evidenziato l’eseguibile da usare per l’acquisizione dei dati sonici, <text:span text:style-name="T2">usa_usa1</text:span><text:span text:style-name="T3">, insieme alla configurazione </text:span><text:span text:style-name="T2">usa_usa1.cfg</text:span><text:span text:style-name="T3"> .</text:span></text:p>
      <text:h text:style-name="P11" text:outline-level="1">Script configurazione acquisizione “user.py”</text:h>
      <text:p text:style-name="P2">1. Dare il comando <text:span text:style-name="T2">cd ~/datalogger</text:span></text:p>
      <text:p text:style-name="P2"><text:span text:style-name="T3"/></text:p>
      <text:p text:style-name="P2"><text:span text:style-name="T3">2. Dare il comando </text:span><text:span text:style-name="T2">mv user.py user_test.py</text:span><text:span text:style-name="T3"> per rinominare (e tenere in sito) il programma di acquisizione da usare nei test ADAM 4xxx.</text:span></text:p>
      <text:p text:style-name="P2"><text:span text:style-name="T3"/></text:p>
      <text:p text:style-name="P2"><text:span text:style-name="T3">3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1:47:33.035043360</meta:creation-date>
    <dc:date>2018-10-05T13:58:54.535133355</dc:date>
    <meta:editing-duration>PT7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88" meta:character-count="1470" meta:non-whitespace-character-count="1308"/>
  </office:meta>
</office:document-meta>
</file>